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8"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Calibri1" style:font-size-asian="9pt" style:font-name-complex="Calibri1" style:font-size-complex="9pt"/>
    </style:style>
    <style:style style:name="P9" style:family="paragraph" style:parent-style-name="Standard">
      <style:paragraph-properties fo:line-height="100%" fo:text-align="start" style:justify-single-word="false"/>
      <style:text-properties fo:color="#ff0000" style:font-name="Arial" fo:font-size="9pt" fo:font-weight="normal" fo:background-color="transparent" style:font-name-asian="Arial" style:font-name-complex="Arial"/>
    </style:style>
    <style:style style:name="P10" style:family="paragraph" style:parent-style-name="Standard">
      <style:paragraph-properties fo:line-height="100%" fo:text-align="start" style:justify-single-word="false"/>
      <style:text-properties fo:color="#004dbb" style:font-name="Arial" fo:font-size="9pt" fo:font-weight="normal" fo:background-color="transparent" style:font-name-asian="Arial" style:font-name-complex="Arial"/>
    </style:style>
    <style:style style:name="P11" style:family="paragraph" style:parent-style-name="Standard">
      <style:paragraph-properties fo:margin-left="-0.635cm" fo:margin-right="0cm" fo:line-height="100%" fo:text-align="start" style:justify-single-word="false" fo:text-indent="0.635cm" style:auto-text-indent="false"/>
      <style:text-properties style:use-window-font-color="true" style:font-name="Arial" fo:font-size="9pt" fo:font-weight="normal" fo:background-color="transparent" style:font-name-asian="Arial" style:font-name-complex="Arial"/>
    </style:style>
    <style:style style:name="P12"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3" style:family="paragraph" style:parent-style-name="Standard" style:list-style-name="L1">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4" style:family="paragraph" style:parent-style-name="Standard" style:list-style-name="L2">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5" style:family="paragraph" style:parent-style-name="Standard" style:list-style-name="L3">
      <style:paragraph-properties fo:margin-left="-0.635cm" fo:margin-right="0cm" fo:line-height="100%" fo:text-align="start" style:justify-single-word="false" fo:text-indent="0.635cm" style:auto-text-indent="false"/>
    </style:style>
    <style:style style:name="P16" style:family="paragraph" style:parent-style-name="Standard" style:list-style-name="L4">
      <style:paragraph-properties fo:margin-left="-0.635cm" fo:margin-right="0cm" fo:line-height="100%" fo:text-align="start" style:justify-single-word="false" fo:text-indent="0.635cm" style:auto-text-indent="false"/>
    </style:style>
    <style:style style:name="P17" style:family="paragraph" style:parent-style-name="Standard" style:list-style-name="L6">
      <style:paragraph-properties fo:margin-left="-0.635cm" fo:margin-right="0cm" fo:line-height="100%" fo:text-align="start" style:justify-single-word="false" fo:text-indent="0.635cm" style:auto-text-indent="false"/>
    </style:style>
    <style:style style:name="P18" style:family="paragraph" style:parent-style-name="Standard" style:list-style-name="L7">
      <style:paragraph-properties fo:margin-left="-0.635cm" fo:margin-right="0cm" fo:line-height="100%" fo:text-align="start" style:justify-single-word="false" fo:text-indent="0.635cm" style:auto-text-indent="false"/>
    </style:style>
    <style:style style:name="P19" style:family="paragraph" style:parent-style-name="Standard" style:list-style-name="L8">
      <style:paragraph-properties fo:margin-left="-0.635cm" fo:margin-right="0cm" fo:line-height="100%" fo:text-align="start" style:justify-single-word="false" fo:text-indent="0.635cm" style:auto-text-indent="false"/>
    </style:style>
    <style:style style:name="P20" style:family="paragraph" style:parent-style-name="Standard" style:list-style-name="L9">
      <style:paragraph-properties fo:margin-left="-0.635cm" fo:margin-right="0cm" fo:line-height="100%" fo:text-align="start" style:justify-single-word="false" fo:text-indent="0.635cm" style:auto-text-indent="false"/>
    </style:style>
    <style:style style:name="P21" style:family="paragraph" style:parent-style-name="Standard" style:list-style-name="L10">
      <style:paragraph-properties fo:margin-left="-0.635cm" fo:margin-right="0cm" fo:line-height="100%" fo:text-align="start" style:justify-single-word="false" fo:text-indent="0.635cm" style:auto-text-indent="false"/>
    </style:style>
    <style:style style:name="P22" style:family="paragraph" style:parent-style-name="Standard" style:list-style-name="L11">
      <style:paragraph-properties fo:margin-left="-0.635cm" fo:margin-right="0cm" fo:line-height="100%" fo:text-align="start" style:justify-single-word="false" fo:text-indent="0.635cm" style:auto-text-indent="false"/>
    </style:style>
    <style:style style:name="P23" style:family="paragraph" style:parent-style-name="Standard" style:list-style-name="L12">
      <style:paragraph-properties fo:margin-left="-0.635cm" fo:margin-right="0cm" fo:line-height="100%" fo:text-align="start" style:justify-single-word="false" fo:text-indent="0.635cm" style:auto-text-indent="false"/>
    </style:style>
    <style:style style:name="P24" style:family="paragraph" style:parent-style-name="Standard" style:list-style-name="L13">
      <style:paragraph-properties fo:margin-left="-0.635cm" fo:margin-right="0cm" fo:line-height="100%" fo:text-align="start" style:justify-single-word="false" fo:text-indent="0.635cm" style:auto-text-indent="false"/>
    </style:style>
    <style:style style:name="P25" style:family="paragraph" style:parent-style-name="Standard" style:list-style-name="L14">
      <style:paragraph-properties fo:margin-left="-0.635cm" fo:margin-right="0cm" fo:line-height="100%" fo:text-align="start" style:justify-single-word="false" fo:text-indent="0.635cm" style:auto-text-indent="false"/>
    </style:style>
    <style:style style:name="P26" style:family="paragraph" style:parent-style-name="Standard" style:list-style-name="L15">
      <style:paragraph-properties fo:margin-left="-0.635cm" fo:margin-right="0cm" fo:line-height="100%" fo:text-align="start" style:justify-single-word="false" fo:text-indent="0.635cm" style:auto-text-indent="false"/>
    </style:style>
    <style:style style:name="P27" style:family="paragraph" style:parent-style-name="Standard" style:list-style-name="L5">
      <style:paragraph-properties fo:margin-left="-0.635cm" fo:margin-right="0cm" fo:line-height="10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agraph-properties fo:text-align="center"/>
    </style:style>
    <style:style style:name="P29" style:family="paragraph">
      <style:paragraph-properties fo:text-align="center"/>
      <style:text-properties fo:font-size="8pt" style:font-size-asian="8pt" style:font-size-complex="8pt"/>
    </style:style>
    <style:style style:name="P30" style:family="paragraph">
      <style:text-properties fo:font-size="12pt"/>
    </style:style>
    <style:style style:name="P31" style:family="paragraph">
      <style:text-properties fo:font-size="8pt" style:font-size-asian="8pt" style:font-size-complex="8pt"/>
    </style:style>
    <style:style style:name="T1" style:family="text">
      <style:text-properties style:use-window-font-color="true" style:font-name="Arial" fo:font-size="9pt" fo:font-weight="normal" fo:background-color="transparent" style:font-name-asian="Arial" style:font-name-complex="Arial"/>
    </style:style>
    <style:style style:name="T2" style:family="text">
      <style:text-properties fo:color="#ff0000" style:font-name="Arial" fo:font-size="9pt" fo:font-weight="normal" fo:background-color="transparent" style:font-name-asian="Arial" style:font-name-complex="Arial"/>
    </style:style>
    <style:style style:name="T3" style:family="text">
      <style:text-properties fo:color="#004dbb" style:font-name="Arial" fo:font-size="9pt" fo:font-weight="normal" fo:background-color="transparent" style:font-name-asian="Arial" style:font-name-complex="Arial"/>
    </style:style>
    <style:style style:name="T4" style:family="text">
      <style:text-properties fo:color="#004dbb" style:font-name="Arial" fo:font-size="9pt" style:font-name-asian="Arial" style:font-name-complex="Arial"/>
    </style:style>
    <style:style style:name="T5" style:family="text">
      <style:text-properties style:font-name="Arial" fo:font-size="9pt" style:font-name-asian="Arial" style:font-name-complex="Arial"/>
    </style:style>
    <style:style style:name="T6"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ITETTURA CLASSI PER IL PROGETTO CoreMVCInjectorTemplate </text:p>
      <text:p text:style-name="P3"/>
      <text:p text:style-name="P7">L'architettura si compone di tre livelli principali secondo la filosofia del three tiered architecture:</text:p>
      <text:p text:style-name="P7"/>
      <text:list xml:id="list4491765932515073412" text:style-name="L1">
        <text:list-item>
          <text:p text:style-name="P13">Data Layer – livello che gestisce I dati (strato più interno)</text:p>
        </text:list-item>
        <text:list-item>
          <text:p text:style-name="P13">Core Layer – livello che gestisce la logica (strato intermedio)</text:p>
        </text:list-item>
        <text:list-item>
          <text:p text:style-name="P13">Web Layer – livello frontend (stato superiore)</text:p>
        </text:list-item>
      </text:list>
      <text:p text:style-name="P7"/>
      <text:p text:style-name="P7">Di seguito viene riportato uno schema esemplificativo:</text:p>
      <text:p text:style-name="P7"/>
      <text:p text:style-name="P7"/>
      <text:p text:style-name="P7"><draw:rect text:anchor-type="paragraph" draw:z-index="0" draw:style-name="gr1" draw:text-style-name="P28" svg:width="2.382cm" svg:height="0.812cm" svg:x="7.318cm" svg:y="0.035cm"><text:p text:style-name="P28">Web Layer</text:p></draw:rect></text:p>
      <text:p text:style-name="P7"/>
      <text:p text:style-name="P7"><draw:custom-shape text:anchor-type="paragraph" draw:z-index="6" draw:style-name="gr2" draw:text-style-name="P30" svg:width="0.216cm" svg:height="0.796cm" svg:x="8.43cm" svg:y="0.11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draw:rect text:anchor-type="paragraph" draw:z-index="1" draw:style-name="gr1" draw:text-style-name="P28" svg:width="2.382cm" svg:height="0.812cm" svg:x="7.283cm" svg:y="0.178cm"><text:p text:style-name="P28">Core Layer</text:p></draw:rect><draw:rect text:anchor-type="paragraph" draw:z-index="3" draw:style-name="gr1" draw:text-style-name="P29" svg:width="2.382cm" svg:height="0.812cm" svg:x="10.74cm" svg:y="0.161cm"><text:p text:style-name="P29"><text:span text:style-name="T6">CoreSupplier.class</text:span></text:p></draw:rect></text:p>
      <text:p text:style-name="P7"><draw:custom-shape text:anchor-type="paragraph" draw:z-index="5" draw:style-name="gr2" svg:width="1.077cm" svg:height="0.248cm" svg:x="9.664cm" svg:y="0.0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custom-shape text:anchor-type="paragraph" draw:z-index="7" draw:style-name="gr2" draw:text-style-name="P30" svg:width="0.216cm" svg:height="0.872cm" svg:x="8.43cm" svg:y="0.25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draw:rect text:anchor-type="paragraph" draw:z-index="2" draw:style-name="gr1" draw:text-style-name="P28" svg:width="2.382cm" svg:height="0.812cm" svg:x="7.318cm" svg:y="0.035cm"><text:p text:style-name="P28">Data Layer</text:p></draw:rect><draw:rect text:anchor-type="paragraph" draw:z-index="4" draw:style-name="gr1" draw:text-style-name="P29" svg:width="2.382cm" svg:height="0.812cm" svg:x="10.74cm" svg:y="0.065cm"><text:p text:style-name="P29"><text:span text:style-name="T6">DataSupplier.class</text:span></text:p></draw:rect><draw:custom-shape text:anchor-type="paragraph" draw:z-index="8" draw:style-name="gr2" svg:width="1.077cm" svg:height="0.248cm" svg:x="9.664cm" svg:y="0.31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draw:custom-shape text:anchor-type="paragraph" draw:z-index="10" draw:style-name="gr2" draw:text-style-name="P30" svg:width="0.216cm" svg:height="0.618cm" svg:x="8.43cm" svg:y="0.11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draw:custom-shape text:anchor-type="paragraph" draw:z-index="9" draw:style-name="gr2" draw:text-style-name="P30" svg:width="0.867cm" svg:height="1.01cm" svg:x="8.094cm" svg:y="0.00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7"><draw:frame text:anchor-type="paragraph" draw:z-index="11" draw:style-name="gr3" draw:text-style-name="P31" svg:width="0.495cm" svg:height="0.424cm" svg:x="8.394cm" svg:y="0.062cm"><draw:text-box><text:p text:style-name="P31"><text:span text:style-name="T6">DB</text:span></text:p></draw:text-box></draw:frame></text:p>
      <text:p text:style-name="P7"/>
      <text:p text:style-name="P7"/>
      <text:p text:style-name="P7">L'accesso ai servizi dai livelli sottostanti al WEB LAYER viene fornito attraverso una classe identificata come SUPPLIER (CoreSupplier, DataSupplier). La classe Supplier, corredata dalla classe astratta ABaseSupplier, genera e fornisce esternamente i componenti pubblici dello strato e che vengono usati dai livelli che ne prevedono l'uso.</text:p>
      <text:p text:style-name="P8"/>
      <text:p text:style-name="P4">DATA LAYER</text:p>
      <text:p text:style-name="P6"/>
      <text:p text:style-name="P1"><text:span text:style-name="T2">CLASSE DataStore</text:span><text:span text:style-name="T1">:</text:span></text:p>
      <text:p text:style-name="P1"><text:span text:style-name="T1">Classe </text:span><text:span text:style-name="T1">provvista di interfaccia che prevede l'injection della </text:span><text:span text:style-name="T3">ConnectionString </text:span><text:span text:style-name="T1">di</text:span><text:span text:style-name="T3"> </text:span><text:span text:style-name="T1">connessione al DbContext, del </text:span><text:span text:style-name="T3">DbContext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DATA LAYER</text:span><text:span text:style-name="T1">.</text:span></text:p>
      <text:p text:style-name="P6"/>
      <text:p text:style-name="P5">In ingresso prevede i seguenti componenti:</text:p>
      <text:p text:style-name="P6"/>
      <text:list xml:id="list1242148006163235644" text:style-name="L3">
        <text:list-item>
          <text:p text:style-name="P15"><text:span text:style-name="T3">StoreConnectionStringName</text:span><text:span text:style-name="T1">( variabile string di connessione al DbContext)</text:span></text:p>
        </text:list-item>
        <text:list-item>
          <text:p text:style-name="P15"><text:span text:style-name="T3">StoreDbContext </text:span><text:span text:style-name="T1">(definisce il DbContext locale)</text:span></text:p>
        </text:list-item>
        <text:list-item>
          <text:p text:style-name="P15"><text:span text:style-name="T3">StoreSharingSupplier </text:span><text:span text:style-name="T1">1...n (mette a disposizione i dtoModel)</text:span></text:p>
        </text:list-item>
      </text:list>
      <text:p text:style-name="P6"/>
      <text:p text:style-name="P5">In uscita fornisce i seguenti componenti:</text:p>
      <text:p text:style-name="P6"/>
      <text:list xml:id="list8376854356038046488" text:style-name="L4">
        <text:list-item>
          <text:p text:style-name="P16"><text:span text:style-name="T3">Entity </text:span><text:span text:style-name="T1">1...n (classi entity)</text:span></text:p>
        </text:list-item>
        <text:list-item>
          <text:p text:style-name="P16"><text:span text:style-name="T3">List Entity </text:span><text:span text:style-name="T1">1...n (liste di classe entity)</text:span></text:p>
        </text:list-item>
        <text:list-item>
          <text:p text:style-name="P16"><text:span text:style-name="T3">ConvertModelEntityModel </text:span><text:span text:style-name="T1">1...n (classi di conversione MODEL-ENTITY-MODEL)</text:span></text:p>
        </text:list-item>
      </text:list>
      <text:p text:style-name="P6"/>
      <text:p text:style-name="P1"><text:span text:style-name="T2">CLASSE ASTRATTA ABaseDataSupplier</text:span><text:span text:style-name="T1">:</text:span></text:p>
      <text:p text:style-name="P6"><text:span text:style-name="T5">Classe astratta </text:span><text:span text:style-name="T4">SINGLETON <text:s/></text:span><text:span text:style-name="T5">provvista di interfaccia che prevede l'injection del </text:span><text:span text:style-name="T4">DataStore.</text:span></text:p>
      <text:p text:style-name="P10"/>
      <text:p text:style-name="P5">In ingresso prevede i seguenti componenti:</text:p>
      <text:p text:style-name="P6"/>
      <text:list xml:id="list32518226" text:continue-list="list1242148006163235644" text:style-name="L3">
        <text:list-item>
          <text:p text:style-name="P15"><text:span text:style-name="T3">SupplierDataStore</text:span><text:span text:style-name="T1">( variabile string di connessione al DbContext)</text:span></text:p>
        </text:list-item>
      </text:list>
      <text:p text:style-name="P11"/>
      <text:p text:style-name="P5">In uscita fornisce i seguenti componenti:</text:p>
      <text:p text:style-name="P5"/>
      <text:list xml:id="list8447834768803393352" text:style-name="L5">
        <text:list-item>
          <text:p text:style-name="P27"><text:span text:style-name="T4">ConvertModelEntityModel </text:span><text:span text:style-name="T5">1...n (classi di conversione MODEL-ENTITY-MODEL)</text:span></text:p>
        </text:list-item>
      </text:list>
      <text:p text:style-name="P5"/>
      <text:p text:style-name="P9"><text:soft-page-break/>CLASSE DataSupplier:</text:p>
      <text:p text:style-name="P1"><text:span text:style-name="T1">Classe </text:span><text:span text:style-name="T3">SINGLETON </text:span><text:span text:style-name="T1">provvista di interfaccia che prevede l'injection del </text:span><text:span text:style-name="T3">DataStore </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Repository</text:span><text:span text:style-name="T1">.</text:span></text:p>
      <text:p text:style-name="P6"/>
      <text:p text:style-name="P5">In ingresso prevede i seguenti componenti:</text:p>
      <text:p text:style-name="P6"/>
      <text:list xml:id="list3185400940407123164" text:style-name="L6">
        <text:list-item>
          <text:p text:style-name="P17"><text:span text:style-name="T3">DataSupplierDataStore </text:span><text:span text:style-name="T1">(definisce il DataStore per le classi Repository)</text:span></text:p>
        </text:list-item>
      </text:list>
      <text:p text:style-name="P6"/>
      <text:p text:style-name="P5">In uscita fornisce i seguenti componenti:</text:p>
      <text:p text:style-name="P6"/>
      <text:list xml:id="list6703593082436126058" text:style-name="L7">
        <text:list-item>
          <text:p text:style-name="P18"><text:span text:style-name="T3">Repository </text:span><text:span text:style-name="T1">1...n (classi di elaborazione delle query DB)</text:span></text:p>
        </text:list-item>
      </text:list>
      <text:p text:style-name="P6"/>
      <text:p text:style-name="P1"><text:span text:style-name="T2">CLASSE ASTRATTA ABaseRepository</text:span><text:span text:style-name="T1">:</text:span></text:p>
      <text:p text:style-name="P1"><text:span text:style-name="T1">Classe astratta provvista di interfaccia che prevede l'injection del </text:span><text:span text:style-name="T3">DataStore </text:span><text:span text:style-name="T1">ed</text:span><text:span text:style-name="T3"> </text:span><text:span text:style-name="T1">ereditata da tutte le classi </text:span><text:span text:style-name="T3">Repository. </text:span><text:span text:style-name="T1">Configura e inizializza il </text:span><text:span text:style-name="T3">DataStore </text:span><text:span text:style-name="T1">utilizzato dai Repository.</text:span></text:p>
      <text:p text:style-name="P6"/>
      <text:p text:style-name="P6"/>
      <text:p text:style-name="P4">CORE LAYER</text:p>
      <text:p text:style-name="P6"/>
      <text:p text:style-name="P1"><text:span text:style-name="T2">CLASSE CORESTORE</text:span><text:span text:style-name="T1">:</text:span></text:p>
      <text:p text:style-name="P1"><text:span text:style-name="T1">Classe provvista di interfaccia e che prevede l'injection del </text:span><text:span text:style-name="T3">CommonSupplier </text:span><text:span text:style-name="T1">e del </text:span><text:span text:style-name="T3">Data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CORE LAYER</text:span><text:span text:style-name="T1">.</text:span></text:p>
      <text:p text:style-name="P6"/>
      <text:p text:style-name="P5">In ingresso prevede i seguenti componenti:</text:p>
      <text:p text:style-name="P6"/>
      <text:list xml:id="list8723451382106307956" text:style-name="L8">
        <text:list-item>
          <text:p text:style-name="P19"><text:span text:style-name="T3">CoreStoreDataSupplier </text:span><text:span text:style-name="T1">1...n (rende disponibili i Repository)</text:span></text:p>
        </text:list-item>
        <text:list-item>
          <text:p text:style-name="P19"><text:span text:style-name="T3">CoreStoreCommonSupplier </text:span><text:span text:style-name="T1">1...n (rende disponibili i dtoModel)</text:span></text:p>
        </text:list-item>
      </text:list>
      <text:p text:style-name="P6"/>
      <text:p text:style-name="P5">In uscita fornisce i seguenti componenti:</text:p>
      <text:p text:style-name="P6"/>
      <text:list xml:id="list7477765611555038672" text:style-name="L9">
        <text:list-item>
          <text:p text:style-name="P20"><text:span text:style-name="T3">Layer Class </text:span><text:span text:style-name="T1">1...n (classi del livello)</text:span></text:p>
        </text:list-item>
      </text:list>
      <text:p text:style-name="P6"/>
      <text:p text:style-name="P9">CLASSE CORESUPPLIER:</text:p>
      <text:p text:style-name="P1"><text:span text:style-name="T1">Classe </text:span><text:span text:style-name="T3">SINGLETON </text:span><text:span text:style-name="T1">provvista di interfaccia che prevede l'injection del </text:span><text:span text:style-name="T3">Core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Process</text:span><text:span text:style-name="T1">.</text:span></text:p>
      <text:p text:style-name="P6"/>
      <text:p text:style-name="P5">In ingresso prevede i seguenti componenti:</text:p>
      <text:p text:style-name="P6"/>
      <text:list xml:id="list8634170256872021775" text:style-name="L10">
        <text:list-item>
          <text:p text:style-name="P21"><text:span text:style-name="T3">CoreSupplierDataStore </text:span><text:span text:style-name="T1">(definisce il CoreStore per le classi Process)</text:span></text:p>
        </text:list-item>
      </text:list>
      <text:p text:style-name="P6"/>
      <text:p text:style-name="P5">In uscita fornisce i seguenti componenti:</text:p>
      <text:p text:style-name="P6"/>
      <text:list xml:id="list7787687546054436586" text:style-name="L11">
        <text:list-item>
          <text:p text:style-name="P22"><text:span text:style-name="T3">Process </text:span><text:span text:style-name="T1">1...n (classi di elaborazione dei dati da e per il DATA LAYER e il WEB LAYER)</text:span></text:p>
        </text:list-item>
      </text:list>
      <text:p text:style-name="P6"/>
      <text:p text:style-name="P1"><text:span text:style-name="T2">CLASSE ASTRATTA APBASE</text:span><text:span text:style-name="T1">:</text:span></text:p>
      <text:p text:style-name="P1"><text:span text:style-name="T1">Classe astratta provvista di interfaccia che prevede l'injection del </text:span><text:span text:style-name="T3">CoreStore </text:span><text:span text:style-name="T1">ed</text:span><text:span text:style-name="T3"> </text:span><text:span text:style-name="T1">ereditata da tutte le classi </text:span><text:span text:style-name="T3">Process. </text:span><text:span text:style-name="T1">Configura e inizializza il </text:span><text:span text:style-name="T3">CoreStore </text:span><text:span text:style-name="T1">utilizzato dai Process.</text:span></text:p>
      <text:p text:style-name="P6"/>
      <text:p text:style-name="P6"/>
      <text:p text:style-name="P4">WEB LAYER</text:p>
      <text:p text:style-name="P6"/>
      <text:p text:style-name="P9">CLASSE WEBSTORE</text:p>
      <text:p text:style-name="P1"><text:soft-page-break/><text:span text:style-name="T1">Classe </text:span><text:span text:style-name="T3">SINGLETON </text:span><text:span text:style-name="T1">provvista di interfaccia che prevede l'injection del </text:span><text:span text:style-name="T3">DataSupplier</text:span><text:span text:style-name="T1">, del </text:span><text:span text:style-name="T3">CoreSupplier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WEB LAYER</text:span><text:span text:style-name="T1">.</text:span></text:p>
      <text:p text:style-name="P6"/>
      <text:p text:style-name="P5">In ingresso prevede i seguenti componenti:</text:p>
      <text:p text:style-name="P6"/>
      <text:list xml:id="list4606495390836105606" text:style-name="L12">
        <text:list-item>
          <text:p text:style-name="P23"><text:span text:style-name="T3">WebStoreDataSupplier </text:span><text:span text:style-name="T1">1...n (rende disponibili i Repository)</text:span></text:p>
        </text:list-item>
        <text:list-item>
          <text:p text:style-name="P23"><text:span text:style-name="T3">WebStoreCoreSupplier </text:span><text:span text:style-name="T1">1...n (rende disponibili i Processor)</text:span></text:p>
        </text:list-item>
        <text:list-item>
          <text:p text:style-name="P23"><text:span text:style-name="T3">WebStoreCommonSupplier </text:span><text:span text:style-name="T1">1...n (rende disponibili i DTOModel)</text:span></text:p>
        </text:list-item>
      </text:list>
      <text:p text:style-name="P6"/>
      <text:p text:style-name="P9">CLASSE ACBASE</text:p>
      <text:p text:style-name="P1"><text:span text:style-name="T1">Classe astratta provvista di interfaccia che prevede l'injection del </text:span><text:span text:style-name="T3">WebStore </text:span><text:span text:style-name="T1">ed</text:span><text:span text:style-name="T3"> </text:span><text:span text:style-name="T1">ereditata da tutte le classi </text:span><text:span text:style-name="T3">Controller. </text:span><text:span text:style-name="T1">Configura e inizializza il </text:span><text:span text:style-name="T3">WebStore </text:span><text:span text:style-name="T1">utilizzato dai Controller.</text:span></text:p>
      <text:p text:style-name="P6"/>
      <text:p text:style-name="P6"/>
      <text:p text:style-name="P4">COMMON LAYER</text:p>
      <text:p text:style-name="P6"/>
      <text:p text:style-name="P9">CLASSE COMMONSTORE</text:p>
      <text:p text:style-name="P1"><text:span text:style-name="T1">Classe </text:span><text:span text:style-name="T3">SINGLETON </text:span><text:span text:style-name="T1">provvista di interfaccia. La classe viene generata tramite chiamata statica al metodo </text:span><text:span text:style-name="T3">Instance. </text:span><text:span text:style-name="T1">La struttura ha lo scopo di ridurre la dipendenza degli oggetti (</text:span><text:span text:style-name="T3">Inversion Of Control</text:span><text:span text:style-name="T1">) centralizzando la creazione delle classi che appartengono al </text:span><text:span text:style-name="T3">COMMON LAYER</text:span></text:p>
      <text:p text:style-name="P6"/>
      <text:p text:style-name="P5">In uscita fornisce i seguenti componenti:</text:p>
      <text:p text:style-name="P6"/>
      <text:list xml:id="list6098398485282580778" text:style-name="L13">
        <text:list-item>
          <text:p text:style-name="P24"><text:span text:style-name="T3">DtoModel </text:span><text:span text:style-name="T1">1...n (classi </text:span><text:span text:style-name="T1">DtoModel</text:span><text:span text:style-name="T1">)</text:span></text:p>
        </text:list-item>
      </text:list>
      <text:p text:style-name="P6"/>
      <text:p text:style-name="P9">CLASSE COMMONSUPPLIER</text:p>
      <text:p text:style-name="P1"><text:span text:style-name="T1">Classe </text:span><text:span text:style-name="T3">SINGLETON </text:span><text:span text:style-name="T1">provvista di interfaccia che prevede l'injection del </text:span><text:span text:style-name="T3">Common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DtoModel</text:span><text:span text:style-name="T1">.</text:span></text:p>
      <text:p text:style-name="P6"/>
      <text:p text:style-name="P5">In ingresso prevede i seguenti componenti:</text:p>
      <text:p text:style-name="P6"/>
      <text:list xml:id="list887881281035259379" text:style-name="L14">
        <text:list-item>
          <text:p text:style-name="P25"><text:span text:style-name="T3">CommonSupplierCommonStore </text:span><text:span text:style-name="T1">(definisce il CommonStore per la generazione dei DtoModel)</text:span></text:p>
        </text:list-item>
      </text:list>
      <text:p text:style-name="P6"/>
      <text:p text:style-name="P5">In uscita fornisce i seguenti componenti:</text:p>
      <text:p text:style-name="P6"/>
      <text:list xml:id="list5484192415178299243" text:style-name="L15">
        <text:list-item>
          <text:p text:style-name="P26"><text:span text:style-name="T3">DtoModel </text:span><text:span text:style-name="T1">1...n (classi DtoModel)</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1-24T12:29:06.91</dc:date>
    <dc:creator>Filippo Foglia</dc:creator>
    <meta:editing-duration>PT1H38M11S</meta:editing-duration>
    <meta:editing-cycles>21</meta:editing-cycles>
    <meta:generator>OpenOffice/4.1.9$Win32 OpenOffice.org_project/419m1$Build-9805</meta:generator>
    <meta:document-statistic meta:table-count="0" meta:image-count="0" meta:object-count="0" meta:page-count="3" meta:paragraph-count="68" meta:word-count="929" meta:character-count="6761"/>
  </office:meta>
</office:document-meta>
</file>